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4854in"/>
    </style:style>
    <style:style style:name="co3" style:family="table-column">
      <style:table-column-properties fo:break-before="auto" style:column-width="1.1272in"/>
    </style:style>
    <style:style style:name="co5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2.4575in"/>
    </style:style>
    <style:style style:name="co16" style:family="table-column">
      <style:table-column-properties fo:break-before="auto" style:column-width="1.1047in"/>
    </style:style>
    <style:style style:name="co17" style:family="table-column">
      <style:table-column-properties fo:break-before="auto" style:column-width="7.6146in"/>
    </style:style>
    <style:style style:name="co18" style:family="table-column">
      <style:table-column-properties fo:break-before="auto" style:column-width="1.302in"/>
    </style:style>
    <style:style style:name="co1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1.6728in"/>
    </style:style>
    <style:style style:name="co9" style:family="table-column">
      <style:table-column-properties fo:break-before="auto" style:column-width="1.8154in"/>
    </style:style>
    <style:style style:name="co21" style:family="table-column">
      <style:table-column-properties fo:break-before="auto" style:column-width="0.7098in"/>
    </style:style>
    <style:style style:name="co22" style:family="table-column">
      <style:table-column-properties fo:break-before="auto" style:column-width="0.972in"/>
    </style:style>
    <style:style style:name="co23" style:family="table-column">
      <style:table-column-properties fo:break-before="auto" style:column-width="0.9173in"/>
    </style:style>
    <style:style style:name="co24" style:family="table-column">
      <style:table-column-properties fo:break-before="auto" style:column-width="1.0161in"/>
    </style:style>
    <style:style style:name="co25" style:family="table-column">
      <style:table-column-properties fo:break-before="auto" style:column-width="0.95in"/>
    </style:style>
    <style:style style:name="co26" style:family="table-column">
      <style:table-column-properties fo:break-before="auto" style:column-width="0.961in"/>
    </style:style>
    <style:style style:name="co27" style:family="table-column">
      <style:table-column-properties fo:break-before="auto" style:column-width="1.9244in"/>
    </style:style>
    <style:style style:name="co28" style:family="table-column">
      <style:table-column-properties fo:break-before="auto" style:column-width="1.5291in"/>
    </style:style>
    <style:style style:name="co29" style:family="table-column">
      <style:table-column-properties fo:break-before="auto" style:column-width="1.4in"/>
    </style:style>
    <style:style style:name="co30" style:family="table-column">
      <style:table-column-properties fo:break-before="auto" style:column-width="3.5854in"/>
    </style:style>
    <style:style style:name="co31" style:family="table-column">
      <style:table-column-properties fo:break-before="auto" style:column-width="2.5583in"/>
    </style:style>
    <style:style style:name="co32" style:family="table-column">
      <style:table-column-properties fo:break-before="auto" style:column-width="2.2744in"/>
    </style:style>
    <style:style style:name="co33" style:family="table-column">
      <style:table-column-properties fo:break-before="auto" style:column-width="2.0992in"/>
    </style:style>
    <style:style style:name="co34" style:family="table-column">
      <style:table-column-properties fo:break-before="auto" style:column-width="1.2583in"/>
    </style:style>
    <style:style style:name="co35" style:family="table-column">
      <style:table-column-properties fo:break-before="auto" style:column-width="7.2866in"/>
    </style:style>
    <style:style style:name="co36" style:family="table-column">
      <style:table-column-properties fo:break-before="auto" style:column-width="3.9547in"/>
    </style:style>
    <style:style style:name="co37" style:family="table-column">
      <style:table-column-properties fo:break-before="auto" style:column-width="1.5311in"/>
    </style:style>
    <style:style style:name="co38" style:family="table-column">
      <style:table-column-properties fo:break-before="auto" style:column-width="1.6492in"/>
    </style:style>
    <style:style style:name="co39" style:family="table-column">
      <style:table-column-properties fo:break-before="auto" style:column-width="2.3071in"/>
    </style:style>
    <style:style style:name="co40" style:family="table-column">
      <style:table-column-properties fo:break-before="auto" style:column-width="2.0862in"/>
    </style:style>
    <style:style style:name="co41" style:family="table-column">
      <style:table-column-properties fo:break-before="auto" style:column-width="1.75in"/>
    </style:style>
    <style:style style:name="co42" style:family="table-column">
      <style:table-column-properties fo:break-before="auto" style:column-width="1.2236in"/>
    </style:style>
    <style:style style:name="co43" style:family="table-column">
      <style:table-column-properties fo:break-before="auto" style:column-width="1.0484in"/>
    </style:style>
    <style:style style:name="co44" style:family="table-column">
      <style:table-column-properties fo:break-before="auto" style:column-width="1.0598in"/>
    </style:style>
    <style:style style:name="co45" style:family="table-column">
      <style:table-column-properties fo:break-before="auto" style:column-width="1.0925in"/>
    </style:style>
    <style:style style:name="co46" style:family="table-column">
      <style:table-column-properties fo:break-before="auto" style:column-width="1.2665in"/>
    </style:style>
    <style:style style:name="co47" style:family="table-column">
      <style:table-column-properties fo:break-before="auto" style:column-width="0.82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1.0154in" fo:break-before="auto" style:use-optimal-row-height="true"/>
    </style:style>
    <style:style style:name="ro5" style:family="table-row">
      <style:table-row-properties style:row-height="0.7772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17"/>
    <style:style style:name="ce6" style:family="table-cell" style:parent-style-name="Default" style:data-style-name="N2"/>
    <style:style style:name="ce7" style:family="table-cell" style:parent-style-name="Default" style:data-style-name="N11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font-name="Arial" style:font-name-asian="微软雅黑" style:font-name-complex="Mangal"/>
    </style:style>
    <style:style style:name="ce10" style:family="table-cell" style:parent-style-name="Default" style:data-style-name="N2">
      <style:text-properties fo:font-weight="bold" style:font-weight-asian="bold" style:font-weight-complex="bold"/>
    </style:style>
    <style:style style:name="P1" style:family="paragraph">
      <style:paragraph-properties fo:text-align="center"/>
    </style:style>
  </office:automatic-styles>
  <office:body>
    <office:spreadsheet>
      <table:table table:name="SQL00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REPORTTYPE</text:p>
          </table:table-cell>
          <table:table-cell office:value-type="string">
            <text:p>ALIASNAME</text:p>
          </table:table-cell>
          <table:table-cell office:value-type="string">
            <text:p>COLUMNINDEX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总收入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收入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息收入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已赚保费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手续费及佣金收入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房地产销售收入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收入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总成本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成本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息支出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手续费及佣金支出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房地产销售成本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研发费用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退保金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赔付支出净额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提取保险合同准备金净额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保单红利支出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分保费用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成本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税金及附加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销售费用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管理费用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财务费用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资产减值损失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公允价值变动收益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投资收益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对联营企业和合营企业的投资收益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汇兑收益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期货损益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托管收益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补贴收入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利润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利润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外收入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外支出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非流动资产处置损失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润总额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所得税费用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未确认投资损失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净利润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归属于母公司所有者的净利润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被合并方在合并前实现净利润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少数股东损益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基本每股收益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稀释每股收益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销售商品、提供劳务收到的现金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客户存款和同业存放款项净增加额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向中央银行借款净增加额(万元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向其他金融机构拆入资金净增加额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原保险合同保费取得的现金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再保险业务现金净额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保户储金及投资款净增加额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交易性金融资产净增加额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取利息、手续费及佣金的现金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拆入资金净增加额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回购业务资金净增加额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税费返还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其他与经营活动有关的现金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现金流入小计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购买商品、接受劳务支付的现金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客户贷款及垫款净增加额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存放中央银行和同业款项净增加额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原保险合同赔付款项的现金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利息、手续费及佣金的现金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保单红利的现金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给职工以及为职工支付的现金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各项税费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其他与经营活动有关的现金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现金流出小计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产生的现金流量净额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回投资所收到的现金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投资收益所收到的现金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固定资产、无形资产和其他长期资产所收回的现金净额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子公司及其他营业单位收到的现金净额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其他与投资活动有关的现金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减少质押和定期存款所收到的现金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现金流入小计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购建固定资产、无形资产和其他长期资产所支付的现金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所支付的现金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质押贷款净增加额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子公司及其他营业单位支付的现金净额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其他与投资活动有关的现金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增加质押和定期存款所支付的现金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现金流出小计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产生的现金流量净额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吸收投资收到的现金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中：子公司吸收少数股东投资收到的现金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借款收到的现金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发行债券收到的现金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其他与筹资活动有关的现金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现金流入小计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偿还债务支付的现金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分配股利、利润或偿付利息所支付的现金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中：子公司支付给少数股东的股利、利润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其他与筹资活动有关的现金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现金流出小计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产生的现金流量净额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汇率变动对现金及现金等价物的影响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及现金等价物净增加额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加:期初现金及现金等价物余额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期末现金及现金等价物余额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净利润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少数股东损益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未确认的投资损失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资产减值准备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固定资产折旧、油气资产折耗、生产性物资折旧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无形资产摊销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长期待摊费用摊销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待摊费用的减少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预提费用的增加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固定资产、无形资产和其他长期资产的损失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固定资产报废损失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公允价值变动损失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递延收益增加(减：减少)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预计负债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财务费用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损失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递延所得税资产减少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递延所得税负债增加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存货的减少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性应收项目的减少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性应付项目的增加</text:p>
          </table:table-cell>
          <table:table-cell office:value-type="float" office:value="77">
            <text:p>7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已完工尚未结算款的减少(减:增加)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已结算尚未完工款的增加(减:减少)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他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产生现金流量净额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债务转为资本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一年内到期的可转换公司债券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融资租入固定资产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的期末余额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的期初余额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等价物的期末余额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等价物的期初余额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及现金等价物的净增加额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货币资金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结算备付金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拆出资金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交易性金融资产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衍生金融资产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票据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账款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付款项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保费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分保账款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分保合同准备金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利息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股利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收款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出口退税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补贴款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保证金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内部应收款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买入返售金融资产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存货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待摊费用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待处理流动资产损益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年内到期的非流动资产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流动资产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流动资产合计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发放贷款及垫款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可供出售金融资产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持有至到期投资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应收款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股权投资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长期投资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投资性房地产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原值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累计折旧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净值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减值准备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在建工程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工程物资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清理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生产性生物资产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公益性生物资产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油气资产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无形资产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开发支出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商誉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待摊费用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股权分置流通权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所得税资产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非流动资产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非流动资产合计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资产总计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短期借款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向中央银行借款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吸收存款及同业存放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拆入资金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交易性金融负债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衍生金融负债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票据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账款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收账款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卖出回购金融资产款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手续费及佣金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职工薪酬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交税费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利息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股利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交款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保证金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内部应付款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付款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提费用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计流动负债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分保账款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保险合同准备金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代理买卖证券款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代理承销证券款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国际票证结算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国内票证结算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收益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短期债券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年内到期的非流动负债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流动负债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流动负债合计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借款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债券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应付款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专项应付款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计非流动负债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递延收益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所得税负债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非流动负债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非流动负债合计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负债合计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实收资本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资本公积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减:库存股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专项储备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盈余公积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般风险准备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未确定的投资损失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未分配利润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拟分配现金股利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外币报表折算差额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归属于母公司股东权益合计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少数股东权益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所有者权益合计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负债和所有者权益总计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ICE</text:p>
          </table:table-cell>
          <table:table-cell office:value-type="float" office:value="1">
            <text:p>1</text:p>
          </table:table-cell>
        </table:table-row>
      </table:table>
      <table:table table:name="SYS_CFG" table:style-name="ta1" table:print="false"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sheet.max.rows</text:p>
          </table:table-cell>
          <table:table-cell office:value-type="float" office:value="100000">
            <text:p>100000</text:p>
          </table:table-cell>
        </table:table-row>
      </table:table>
      <table:table table:name="SYS_CMDS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Sheet-Command" form:control-implementation="ooo:com.sun.star.form.component.CommandButton" xml:id="control1" form:id="control1" form:label="Sheet-Command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Macro1.js?language=JavaScript&amp;location=document" xlink:type="simple"/>
              </office:event-listeners>
            </form:button>
          </form:form>
        </office:forms>
        <table:table-column table:style-name="co4" table:default-cell-style-name="ce8"/>
        <table:table-column table:style-name="co27" table:default-cell-style-name="Default"/>
        <table:table-column table:style-name="co4" table:number-columns-repeated="4" table:default-cell-style-name="Default"/>
        <table:table-column table:style-name="co28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Invoke</text:p>
          </table:table-cell>
          <table:table-cell table:style-name="ce8" office:value-type="float" office:value="37">
            <text:p>37</text:p>
          </table:table-cell>
          <table:table-cell table:number-columns-repeated="3"/>
          <table:table-cell office:value-type="string">
            <text:p>TODO</text:p>
          </table:table-cell>
          <table:table-cell office:value-type="string">
            <text:p>dropDownList</text:p>
          </table:table-cell>
          <table:table-cell/>
        </table:table-row>
        <table:table-row table:style-name="ro1">
          <table:table-cell table:style-name="Default" office:value-type="string">
            <text:p>ID</text:p>
          </table:table-cell>
          <table:table-cell office:value-type="string">
            <text:p>Command</text:p>
          </table:table-cell>
          <table:table-cell office:value-type="string">
            <text:p>Arg0</text:p>
          </table:table-cell>
          <table:table-cell office:value-type="string">
            <text:p>Arg1</text:p>
          </table:table-cell>
          <table:table-cell office:value-type="string">
            <text:p>Arg2</text:p>
          </table:table-cell>
          <table:table-cell/>
          <table:table-cell office:value-type="string">
            <text:p>Description</text:p>
          </table:table-cell>
          <table:table-cell>
            <draw:control table:end-cell-address="SYS_CMDS.K8" table:end-x="0.5484in" table:end-y="0.0087in" draw:z-index="0" draw:text-style-name="P1" svg:width="2.8862in" svg:height="1.1087in" svg:x="0.3295in" svg:y="0.0831in" draw:control="control1"/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ESET_SHEET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NETEASE_WASHED_2_DB</text:p>
          </table:table-cell>
          <table:table-cell table:number-columns-repeated="4"/>
          <table:table-cell office:value-type="string">
            <text:p>导入指标数据到DB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INA_WASHED_2_DB</text:p>
          </table:table-cell>
          <table:table-cell table:number-columns-repeated="4"/>
          <table:table-cell office:value-type="string">
            <text:p>导入市价到DB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NINFO_CORPINFO_2_DB</text:p>
          </table:table-cell>
          <table:table-cell table:number-columns-repeated="4"/>
          <table:table-cell office:value-type="string">
            <text:p>导入基本信息到DB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YS_SQL_QUERY</text:p>
          </table:table-cell>
          <table:table-cell office:value-type="string">
            <text:p>sql_alias</text:p>
          </table:table-cell>
          <table:table-cell table:number-columns-repeated="3"/>
          <table:table-cell office:value-type="string">
            <text:p>查询并显示指标表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YS_SQL_QUERY</text:p>
          </table:table-cell>
          <table:table-cell office:value-type="string">
            <text:p>sql_price</text:p>
          </table:table-cell>
          <table:table-cell table:number-columns-repeated="3"/>
          <table:table-cell office:value-type="string">
            <text:p>查询并显示市价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YS_SQL_UPDATE</text:p>
          </table:table-cell>
          <table:table-cell office:value-type="string">
            <text:p>sql_clean4</text:p>
          </table:table-cell>
          <table:table-cell table:number-columns-repeated="3"/>
          <table:table-cell office:value-type="string">
            <text:p>清除报表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style-name="Default" office:value-type="float" office:value="31">
            <text:p>31</text:p>
          </table:table-cell>
          <table:table-cell office:value-type="string">
            <text:p>SYS_INDEX_TABL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短期流动性比率表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YS_INDEX_TABL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长期偿债能力比率表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YS_INDEX_TABLE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盈利能力比率表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YS_INDEX_TABLE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百分比表</text:p>
          </table:table-cell>
          <table:table-cell/>
        </table:table-row>
        <table:table-row table:style-name="ro1">
          <table:table-cell table:style-name="Default" office:value-type="float" office:value="35">
            <text:p>35</text:p>
          </table:table-cell>
          <table:table-cell office:value-type="string">
            <text:p>SYS_INDEX_TA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市场情况表</text:p>
          </table:table-cell>
          <table:table-cell/>
        </table:table-row>
        <table:table-row table:style-name="ro1">
          <table:table-cell table:style-name="Default" office:value-type="float" office:value="36">
            <text:p>36</text:p>
          </table:table-cell>
          <table:table-cell office:value-type="string">
            <text:p>SYS_INDEX_TABLE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杜邦分析表</text:p>
          </table:table-cell>
          <table:table-cell/>
        </table:table-row>
        <table:table-row table:style-name="ro1">
          <table:table-cell table:style-name="Default" office:value-type="float" office:value="37">
            <text:p>37</text:p>
          </table:table-cell>
          <table:table-cell office:value-type="string">
            <text:p>SYS_INDEX_TABLE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净资产收益率变动表</text:p>
          </table:table-cell>
          <table:table-cell/>
        </table:table-row>
      </table:table>
      <table:table table:name="SYS_INDEX_TABLE" table:style-name="ta1" table:print="false">
        <office:forms form:automatic-focus="false" form:apply-design-mode="false"/>
        <table:table-column table:style-name="co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ABLE</text:p>
          </table:table-cell>
          <table:table-cell office:value-type="string">
            <text:p>INDEX1</text:p>
          </table:table-cell>
          <table:table-cell office:value-type="string">
            <text:p>INDEX2</text:p>
          </table:table-cell>
          <table:table-cell office:value-type="string">
            <text:p>INDEX3</text:p>
          </table:table-cell>
          <table:table-cell office:value-type="string">
            <text:p>INDEX4</text:p>
          </table:table-cell>
          <table:table-cell office:value-type="string">
            <text:p>INDEX5</text:p>
          </table:table-cell>
          <table:table-cell office:value-type="string">
            <text:p>INDEX6</text:p>
          </table:table-cell>
          <table:table-cell office:value-type="string">
            <text:p>INDEX7</text:p>
          </table:table-cell>
          <table:table-cell office:value-type="string">
            <text:p>INDEX8</text:p>
          </table:table-cell>
          <table:table-cell office:value-type="string">
            <text:p>INDEX9</text:p>
          </table:table-cell>
          <table:table-cell office:value-type="string">
            <text:p>INDEX10</text:p>
          </table:table-cell>
          <table:table-cell office:value-type="string">
            <text:p>INDEX11</text:p>
          </table:table-cell>
          <table:table-cell office:value-type="string">
            <text:p>INDEX12</text:p>
          </table:table-cell>
          <table:table-cell office:value-type="string">
            <text:p>INDEX13</text:p>
          </table:table-cell>
          <table:table-cell office:value-type="string">
            <text:p>INDEX14</text:p>
          </table:table-cell>
          <table:table-cell office:value-type="string">
            <text:p>INDEX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短期流动性比率表</text:p>
          </table:table-cell>
          <table:table-cell office:value-type="string">
            <text:p>流动比率@2016/12/31</text:p>
          </table:table-cell>
          <table:table-cell office:value-type="string">
            <text:p>速动比率@2016/12/31</text:p>
          </table:table-cell>
          <table:table-cell table:style-name="ce9" office:value-type="string">
            <text:p>应收账款周转次数@2016/12/31</text:p>
          </table:table-cell>
          <table:table-cell table:style-name="ce9" office:value-type="string">
            <text:p>应收账款周转天数@2016/12/31</text:p>
          </table:table-cell>
          <table:table-cell office:value-type="string">
            <text:p>存货周转次数@2016/12/31</text:p>
          </table:table-cell>
          <table:table-cell table:number-columns-repeated="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长期偿债能力比率表</text:p>
          </table:table-cell>
          <table:table-cell office:value-type="string">
            <text:p>资产负债率@2016/12/31</text:p>
          </table:table-cell>
          <table:table-cell office:value-type="string">
            <text:p>净资产负债率@2016/12/31</text:p>
          </table:table-cell>
          <table:table-cell table:style-name="ce9" office:value-type="string">
            <text:p>利息保障倍数@2016/12/31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盈利能力比率表</text:p>
          </table:table-cell>
          <table:table-cell office:value-type="string">
            <text:p>净资产收益率@2016/12/31</text:p>
          </table:table-cell>
          <table:table-cell office:value-type="string">
            <text:p>毛利率@2016/12/31</text:p>
          </table:table-cell>
          <table:table-cell office:value-type="string">
            <text:p>销售利润率@2016/12/31</text:p>
          </table:table-cell>
          <table:table-cell office:value-type="string">
            <text:p>资产周转次数@2016/12/31</text:p>
          </table:table-cell>
          <table:table-cell office:value-type="string">
            <text:p>息税前销售利润率@2016/12/31</text:p>
          </table:table-cell>
          <table:table-cell office:value-type="string">
            <text:p>资产收益率@2016/12/31</text:p>
          </table:table-cell>
          <table:table-cell office:value-type="string">
            <text:p>基本每股收益@2016/12/31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营业额百分比利润表</text:p>
          </table:table-cell>
          <table:table-cell office:value-type="string">
            <text:p>营总比@2016/12/31</text:p>
          </table:table-cell>
          <table:table-cell office:value-type="string">
            <text:p>营业总成本比@2016/12/31</text:p>
          </table:table-cell>
          <table:table-cell office:value-type="string">
            <text:p>营业利润比@2016/12/31</text:p>
          </table:table-cell>
          <table:table-cell office:value-type="string">
            <text:p>税前利润比@2016/12/31</text:p>
          </table:table-cell>
          <table:table-cell table:number-columns-repeated="1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市场情况表</text:p>
          </table:table-cell>
          <table:table-cell office:value-type="string">
            <text:p>每股市价@2017/06/15</text:p>
          </table:table-cell>
          <table:table-cell office:value-type="string">
            <text:p>总市值@2017/06/15,2016/12/31</text:p>
          </table:table-cell>
          <table:table-cell table:number-columns-repeated="1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杜邦分析表</text:p>
          </table:table-cell>
          <table:table-cell office:value-type="string">
            <text:p>销售利润率@2016/12/31</text:p>
          </table:table-cell>
          <table:table-cell office:value-type="string">
            <text:p>资产周转次数@2016/12/31,2015/12/31</text:p>
          </table:table-cell>
          <table:table-cell office:value-type="string">
            <text:p>财务杠杆@2016/12/31,2015/12/31</text:p>
          </table:table-cell>
          <table:table-cell office:value-type="string">
            <text:p>净资产收益率@2016/12/31,2015/12/31</text:p>
          </table:table-cell>
          <table:table-cell office:value-type="string">
            <text:p>销售利润率@2015/12/31</text:p>
          </table:table-cell>
          <table:table-cell office:value-type="string">
            <text:p>资产周转次数@2015/12/31,2014/12/31</text:p>
          </table:table-cell>
          <table:table-cell office:value-type="string">
            <text:p>财务杠杆@2015/12/31,2014/12/31</text:p>
          </table:table-cell>
          <table:table-cell office:value-type="string">
            <text:p>净资产收益率@2015/12/31,2014/12/31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净资产收益率变动表</text:p>
          </table:table-cell>
          <table:table-cell office:value-type="string">
            <text:p>净资产收益率变动@2016/12/31,2015/12/31,2014/12/31</text:p>
          </table:table-cell>
          <table:table-cell office:value-type="string">
            <text:p>净资产收益率变动@2015/12/31,2014/12/31,2013/12/31</text:p>
          </table:table-cell>
          <table:table-cell office:value-type="string">
            <text:p>净资产收益率变动@2014/12/31,2013/12/31,2012/12/31</text:p>
          </table:table-cell>
          <table:table-cell office:value-type="string">
            <text:p>净资产收益率变动@2013/12/31,2012/12/31,2011/12/31</text:p>
          </table:table-cell>
          <table:table-cell office:value-type="string">
            <text:p>净资产收益率变动@2012/12/31,2011/12/31,2010/12/31</text:p>
          </table:table-cell>
          <table:table-cell table:number-columns-repeated="10"/>
        </table:table-row>
      </table:table>
      <table:table table:name="SYS_INDEX_DEFINE" table:style-name="ta1" table:print="false">
        <office:forms form:automatic-focus="false" form:apply-design-mode="false"/>
        <table:table-column table:style-name="co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INDEX</text:p>
          </table:table-cell>
          <table:table-cell office:value-type="string">
            <text:p>FORMULA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总资产</text:p>
          </table:table-cell>
          <table:table-cell office:value-type="string">
            <text:p>资产总计@date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总负债</text:p>
          </table:table-cell>
          <table:table-cell office:value-type="string">
            <text:p>负债合计@date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营总比</text:p>
          </table:table-cell>
          <table:table-cell office:value-type="string">
            <text:p>营业总收入@date/营业总收入@date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营业总成本比</text:p>
          </table:table-cell>
          <table:table-cell office:value-type="string">
            <text:p>营业总成本@date/营业总收入@date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营业利润比</text:p>
          </table:table-cell>
          <table:table-cell office:value-type="string">
            <text:p>营业利润@date/营业总收入@date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税前利润比</text:p>
          </table:table-cell>
          <table:table-cell office:value-type="string">
            <text:p>利润总额@date/营业总收入@date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流动比率</text:p>
          </table:table-cell>
          <table:table-cell office:value-type="string">
            <text:p>流动资产合计@date/流动负债合计@date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速动比率</text:p>
          </table:table-cell>
          <table:table-cell office:value-type="string">
            <text:p>(流动资产合计@date-存货@date)/流动负债合计@date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应收账款周转次数</text:p>
          </table:table-cell>
          <table:table-cell office:value-type="string">
            <text:p>营业总收入@date*2/(应收账款@date+应收账款@predate)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应收账款周转天数</text:p>
          </table:table-cell>
          <table:table-cell office:value-type="string">
            <text:p>365/(营业总收入@date*2/(应收账款@date+应收账款@predate))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存货周转次数</text:p>
          </table:table-cell>
          <table:table-cell office:value-type="string">
            <text:p>营业成本@date*2/(存货@date+存货@predate)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资产负债率</text:p>
          </table:table-cell>
          <table:table-cell office:value-type="string">
            <text:p>负债合计@date/资产总计@date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净资产负债率</text:p>
          </table:table-cell>
          <table:table-cell office:value-type="string">
            <text:p>负债合计@date/所有者权益合计@date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利息保障倍数</text:p>
          </table:table-cell>
          <table:table-cell office:value-type="string">
            <text:p>(利润总额@date-财务费用@date)/财务费用@date</text:p>
          </table:table-cell>
          <table:table-cell office:value-type="string">
            <text:p>利息支出在利润表中大部分公司未列车,只是为体现财务费用,财务费用为利息支出减去利息收入的合计,不能完全体现利息支出情况.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净资产收益率</text:p>
          </table:table-cell>
          <table:table-cell office:value-type="string">
            <text:p>净利润@date0*2/(所有者权益合计@date0+所有者权益合计@date1)</text:p>
          </table:table-cell>
          <table:table-cell office:value-type="string">
            <text:p>分子应该是净收益减去优先股股利.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毛利率</text:p>
          </table:table-cell>
          <table:table-cell office:value-type="string">
            <text:p>(营业总收入@date-营业成本@date)/营业成本@date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销售利润率</text:p>
          </table:table-cell>
          <table:table-cell office:value-type="string">
            <text:p>净利润@date0/营业总收入@date0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资产周转次数</text:p>
          </table:table-cell>
          <table:table-cell office:value-type="string">
            <text:p>营业总收入@date0*2/(资产总计@date0+资产总计@date1)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息税前销售利润率</text:p>
          </table:table-cell>
          <table:table-cell office:value-type="string">
            <text:p>(利润总额@date-财务费用@date)/营业总收入@date</text:p>
          </table:table-cell>
          <table:table-cell office:value-type="string">
            <text:p>利息支出未列出,那么息税前利润的计算如何进行?如果财务费用为负数,应视为0?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资产收益率</text:p>
          </table:table-cell>
          <table:table-cell office:value-type="string">
            <text:p>(利润总额@date-财务费用@date)*2/(资产总计@date+资产总计@predate)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基本每股收益</text:p>
          </table:table-cell>
          <table:table-cell office:value-type="string">
            <text:p>净利润@date/实收资本@date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财务杠杆</text:p>
          </table:table-cell>
          <table:table-cell office:value-type="string">
            <text:p>(资产总计@date0+资产总计@date1)/(所有者权益合计@date0+所有者权益合计@date1)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净资产收益率变动</text:p>
          </table:table-cell>
          <table:table-cell office:value-type="string">
            <text:p>净利润@date0*2/(所有者权益合计@date0+所有者权益合计@date1)-净利润@date1*2/(所有者权益合计@date1+所有者权益合计@date2)</text:p>
          </table:table-cell>
          <table:table-cell/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每股市价</text:p>
          </table:table-cell>
          <table:table-cell office:value-type="string">
            <text:p><text:a xlink:href="mailto:PRICE@date">PRICE@date</text:a>0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总市值</text:p>
          </table:table-cell>
          <table:table-cell office:value-type="string">
            <text:p><text:a xlink:href="mailto:PRICE@date">PRICE@date</text:a>0*实收资本@date1</text:p>
          </table:table-cell>
          <table:table-cell/>
        </table:table-row>
      </table:table>
      <table:table table:name="SYS_SQL_UPDATE" table:style-name="ta1" table:print="false">
        <office:forms form:automatic-focus="false" form:apply-design-mode="false"/>
        <table:table-column table:style-name="co4" table:default-cell-style-name="Default"/>
        <table:table-column table:style-name="co1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SQL</text:p>
          </table:table-cell>
        </table:table-row>
        <table:table-row table:style-name="ro3">
          <table:table-cell office:value-type="string">
            <text:p>sql_clean4</text:p>
          </table:table-cell>
          <table:table-cell table:style-name="ce3" office:value-type="string">
            <text:p>delete from corp_report_4</text:p>
          </table:table-cell>
        </table:table-row>
      </table:table>
      <table:table table:name="SYS_SQL_QUERY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ce3"/>
        <table:table-column table:style-name="co18" table:default-cell-style-name="Default"/>
        <table:table-column table:style-name="co4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SQL</text:p>
          </table:table-cell>
          <table:table-cell office:value-type="string">
            <text:p>TargetSheet</text:p>
          </table:table-cell>
          <table:table-cell office:value-type="string">
            <text:p>Descirption</text:p>
          </table:table-cell>
        </table:table-row>
        <table:table-row table:style-name="ro3">
          <table:table-cell office:value-type="string">
            <text:p>sql_alias</text:p>
          </table:table-cell>
          <table:table-cell office:value-type="string">
            <text:p>Select * from alias_info</text:p>
          </table:table-cell>
          <table:table-cell office:value-type="string">
            <text:p>SQL001</text:p>
          </table:table-cell>
          <table:table-cell office:value-type="string">
            <text:p>指标别名表</text:p>
          </table:table-cell>
        </table:table-row>
        <table:table-row table:style-name="ro3">
          <table:table-cell office:value-type="string">
            <text:p>sql_zcfzb</text:p>
          </table:table-cell>
          <table:table-cell office:value-type="string">
            <text:p>Select * from corp_report_1 limit 100</text:p>
          </table:table-cell>
          <table:table-cell office:value-type="string">
            <text:p>SQL_ZCFZB</text:p>
          </table:table-cell>
          <table:table-cell/>
        </table:table-row>
        <table:table-row table:style-name="ro3">
          <table:table-cell office:value-type="string">
            <text:p>sql_lrb</text:p>
          </table:table-cell>
          <table:table-cell office:value-type="string">
            <text:p>Select * from corp_report_2 limit 100</text:p>
          </table:table-cell>
          <table:table-cell office:value-type="string">
            <text:p>SQL_LRB</text:p>
          </table:table-cell>
          <table:table-cell/>
        </table:table-row>
        <table:table-row table:style-name="ro3">
          <table:table-cell office:value-type="string">
            <text:p>sql_xjllb</text:p>
          </table:table-cell>
          <table:table-cell office:value-type="string">
            <text:p>Select * from corp_report_3 limit 100</text:p>
          </table:table-cell>
          <table:table-cell office:value-type="string">
            <text:p>SQL_XJLLB</text:p>
          </table:table-cell>
          <table:table-cell/>
        </table:table-row>
        <table:table-row table:style-name="ro3">
          <table:table-cell office:value-type="string">
            <text:p>sql_zcfzb_2016</text:p>
          </table:table-cell>
          <table:table-cell office:value-type="string">
            <text:p>Select * from corp_report_1 where reportDate=PARSEDATETIME('2016/12/31','yyyy/MM/dd') Limit 100</text:p>
          </table:table-cell>
          <table:table-cell office:value-type="string">
            <text:p>SQL_ZCFZB_2016</text:p>
          </table:table-cell>
          <table:table-cell/>
        </table:table-row>
        <table:table-row table:style-name="ro3">
          <table:table-cell office:value-type="string">
            <text:p>sql_price</text:p>
          </table:table-cell>
          <table:table-cell office:value-type="string">
            <text:p>Select * from corp_report_4 order by corpId limit 3500</text:p>
          </table:table-cell>
          <table:table-cell office:value-type="string">
            <text:p>SQL_PRICE</text:p>
          </table:table-cell>
          <table:table-cell/>
        </table:table-row>
        <table:table-row table:style-name="ro4">
          <table:table-cell office:value-type="string">
            <text:p>sql_tmp</text:p>
          </table:table-cell>
          <table:table-cell office:value-type="string">
            <text:p>select corpId,corpName,(select d_1 from corp_report_1 r1 where r1.reportDate=PARSEDATETIME('2016/12/31','yyyy/MM/dd') and r1.corpId=r2.corpId ),(select d_2 from corp_report_1 r1 where r1.reportDate=PARSEDATETIME('2016/12/31','yyyy/MM/dd') and r1.corpId=r2.corpId ),(select d_1 from corp_report_1 r1 where r1.reportDate=PARSEDATETIME('2016/12/31','yyyy/MM/dd') and r1.corpId=r2.corpId )+IFNULL((select d_2 from corp_report_1 r1 where r1.reportDate=PARSEDATETIME('2016/12/31','yyyy/MM/dd') and r1.corpId=r2.corpId ),0) from corp_info r2 order by corpId</text:p>
          </table:table-cell>
          <table:table-cell office:value-type="string">
            <text:p>SQL_TMP1</text:p>
          </table:table-cell>
          <table:table-cell/>
        </table:table-row>
        <table:table-row table:style-name="ro5">
          <table:table-cell office:value-type="string">
            <text:p>sql_tmp2</text:p>
          </table:table-cell>
          <table:table-cell office:value-type="string">
            <text:p>select corpId as CORP,corpName as NAME,IFNULL((select r.d_52 from corp_report_1 as r where r.corpId = ci.corpId and r.reportDate = PARSEDATETIME('2016/12/31','yyyy/MM/dd')),0) as 总资产_2016_12_31,IFNULL((select r.d_94 from corp_report_1 as r where r.corpId = ci.corpId and r.reportDate = PARSEDATETIME('2016/12/31','yyyy/MM/dd')),0) as 总负债 from corp_info as ci where 1=1 order by corpId</text:p>
          </table:table-cell>
          <table:table-cell office:value-type="string">
            <text:p>SQL_TMP2</text:p>
          </table:table-cell>
          <table:table-cell/>
        </table:table-row>
        <table:table-row table:style-name="ro6">
          <table:table-cell office:value-type="string">
            <text:p>sql_tmp3</text:p>
          </table:table-cell>
          <table:table-cell office:value-type="string">
            <text:p>select corpId as CORP,corpName as NAME,(select r.d_94 from corp_report_1 as r where r.corpId = ci.corpId and r.reportDate = PARSEDATETIME('2016/12/31','yyyy/MM/dd'))/(select r.d_52 from corp_report_1 as r where r.corpId= ci.corpId and r.reportDate = PARSEDATETIME('2016/12/31','yyyy/MM/dd')) as _2016_12_31 from corp_info as ci where 1=1</text:p>
          </table:table-cell>
          <table:table-cell office:value-type="string">
            <text:p>SQL_TMP2</text:p>
          </table:table-cell>
          <table:table-cell/>
        </table:table-row>
        <table:table-row table:style-name="ro6" table:number-rows-repeated="1048565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营业额百分比利润表" table:style-name="ta1" table:print="false">
        <table:table-column table:style-name="co4" table:number-columns-repeated="2" table:default-cell-style-name="Default"/>
        <table:table-column table:style-name="co4" table:default-cell-style-name="ce4"/>
        <table:table-column table:style-name="co19" table:default-cell-style-name="ce4"/>
        <table:table-column table:style-name="co10" table:default-cell-style-name="Default"/>
        <table:table-column table:style-name="co10" table:default-cell-style-name="ce4"/>
        <table:table-column table:style-name="co4" table:number-columns-repeated="2" table:default-cell-style-name="Default"/>
        <table:table-row table:style-name="ro1" table:number-rows-repeated="21"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table:style-name="ce4"/>
        </table:table-row>
        <table:table-row table:style-name="ro1" table:number-rows-repeated="1044">
          <table:table-cell table:number-columns-repeated="4"/>
          <table:table-cell table:style-name="ce4"/>
          <table:table-cell table:number-columns-repeated="3"/>
        </table:table-row>
        <table:table-row table:style-name="ro1" table:number-rows-repeated="104750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短期流动性比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37" table:number-columns-repeated="2" table:default-cell-style-name="ce6"/>
        <table:table-column table:style-name="co33" table:number-columns-repeated="2" table:default-cell-style-name="ce6"/>
        <table:table-column table:style-name="co9" table:default-cell-style-name="ce6"/>
        <table:table-column table:style-name="co4" table:number-columns-repeated="1017" table:default-cell-style-name="Default"/>
        <table:table-row table:style-name="ro1">
          <table:table-cell table:style-name="ce8" table:number-columns-repeated="2"/>
          <table:table-cell table:style-name="ce10" table:number-columns-repeated="5"/>
          <table:table-cell table:style-name="ce8" table:number-columns-repeated="101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长期偿债能力比率表" table:style-name="ta1" table:print="false">
        <table:table-column table:style-name="co4" table:number-columns-repeated="2" table:default-cell-style-name="Default"/>
        <table:table-column table:style-name="co4" table:default-cell-style-name="ce7"/>
        <table:table-column table:style-name="co9" table:default-cell-style-name="ce7"/>
        <table:table-column table:style-name="co4" table:default-cell-style-name="ce6"/>
        <table:table-row table:style-name="ro1" table:number-rows-repeated="104857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盈利能力比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6"/>
        <table:table-column table:style-name="co24" table:default-cell-style-name="ce7"/>
        <table:table-column table:style-name="co25" table:default-cell-style-name="ce7"/>
        <table:table-column table:style-name="co26" table:default-cell-style-name="ce6"/>
        <table:table-row table:style-name="ro1" table:number-rows-repeated="10485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市场情况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table:number-columns-repeated="4"/>
        </table:table-row>
      </table:table>
      <table:table table:name="SQL_PRICE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0" table:default-cell-style-name="Default"/>
        <table:table-row table:style-name="ro1">
          <table:table-cell table:number-columns-repeated="3"/>
        </table:table-row>
      </table:table>
      <table:table table:name="杜邦分析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1" table:default-cell-style-name="ce7"/>
        <table:table-column table:style-name="co42" table:default-cell-style-name="ce6"/>
        <table:table-column table:style-name="co43" table:default-cell-style-name="ce6"/>
        <table:table-column table:style-name="co44" table:default-cell-style-name="ce7"/>
        <table:table-column table:style-name="co45" table:default-cell-style-name="ce7"/>
        <table:table-column table:style-name="co45" table:default-cell-style-name="ce6"/>
        <table:table-column table:style-name="co46" table:default-cell-style-name="ce6"/>
        <table:table-column table:style-name="co47" table:default-cell-style-name="ce7"/>
        <table:table-row table:style-name="ro1" table:number-rows-repeated="104857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净资产收益率变动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5" table:default-cell-style-name="ce7"/>
        <table:table-row table:style-name="ro1" table:number-rows-repeated="1048575">
          <table:table-cell table:number-columns-repeated="7"/>
        </table:table-row>
        <table:table-row table:style-name="ro1">
          <table:table-cell table:number-columns-repeated="7"/>
        </table:table-row>
      </table:table>
      <table:database-ranges>
        <table:database-range table:target-range-address="净资产收益率变动表.A2:净资产收益率变动表.G1048576" table:contains-header="false">
          <table:sort>
            <table:sort-by table:field-number="2" table:order="descending" table:data-type="automatic"/>
            <table:sort-by table:field-number="3" table:order="descending" table:data-type="automatic"/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6/15/2017</text:date>, <text:time>17:0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46:50.17</meta:creation-date>
    <dc:date>2017-06-15T17:02:01.34</dc:date>
    <meta:editing-duration>PT16H35M</meta:editing-duration>
    <meta:editing-cycles>396</meta:editing-cycles>
    <meta:generator>OpenOffice/4.1.3$Win32 OpenOffice.org_project/413m1$Build-9783</meta:generator>
    <dc:creator>w z</dc:creator>
    <meta:document-statistic meta:table-count="15" meta:cell-count="984" meta:object-count="1"/>
  </office:meta>
</office:document-meta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